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ezado, eu gostaria de solicitar a cotação desta membrana: Cellulose Acetate Membrane Filters Discs/ Type 11107, pore size 0.2 µm, 100 pieces per pack. Além disso, gostaria de saber o prazo de entrega. At.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4:11:39.933149808</meta:creation-date>
    <dc:date>2024-10-17T21:07:18.663105680</dc:date>
    <meta:editing-duration>PT6H45M23S</meta:editing-duration>
    <meta:editing-cycles>1</meta:editing-cycles>
    <meta:document-statistic meta:table-count="0" meta:image-count="0" meta:object-count="0" meta:page-count="1" meta:paragraph-count="1" meta:word-count="34" meta:character-count="209" meta:non-whitespace-character-count="176"/>
    <meta:generator>LibreOffice/24.2.6.2$Linux_X86_64 LibreOffice_project/420$Build-2</meta:generator>
  </office:meta>
</office:document-meta>
</file>